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size="20pt" fo:font-weight="bold" style:font-size-asian="20pt" style:font-weight-asian="bold" style:font-size-complex="20pt" style:font-weight-complex="bold"/>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VERIFICATION</text:span></text:p>
      <text:p text:style-name="Standard"><text:span text:style-name="T3"/></text:p>
      <text:p text:style-name="Standard"><text:span text:style-name="T3"><text:tab/>We have made the game step wise. Initially we created the map,then gave it colors,then filled it with pellets,then created pac and gave it movement, then created the ghost,then wrote an algorithm for movement of ghost,then kept constraints on movement of ghost i.e., ghost should follow pac etc. As we did project in a stepwise mannar it became easy for us to verify. After completion of each step,we verified whether there are any defects in our program and if there are any, we modified the program. Finally after the game is ready, we played it a number of times in many possible paths and ways and ensured that there is no discrepanc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ndala Sashank</meta:initial-creator>
    <meta:creation-date>2012-11-10T21:04:13</meta:creation-date>
    <dc:date>2012-11-10T23:19:14</dc:date>
    <dc:creator>Gondala Sashank</dc:creator>
    <meta:editing-duration>PT00H10M31S</meta:editing-duration>
    <meta:editing-cycles>2</meta:editing-cycles>
    <meta:generator>OpenOffice.org/3.2$Linux OpenOffice.org_project/320m12$Build-9483</meta:generator>
    <meta:document-statistic meta:table-count="0" meta:image-count="0" meta:object-count="0" meta:page-count="1" meta:paragraph-count="2" meta:word-count="113" meta:character-count="658"/>
  </office:meta>
</office:document-meta>
</file>